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60pt" fo:font-weight="bold"/>
    </style:style>
    <style:style style:name="P3" style:family="paragraph">
      <style:text-properties fo:font-size="20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Raduje się dusza ma</text:span><text:span text:style-name="T1"><text:line-break/></text:span><text:span text:style-name="T1">wielbi Pana swego,</text:span><text:span text:style-name="T1"><text:line-break/></text:span><text:span text:style-name="T1">będę Ci śpiewał</text:span><text:span text:style-name="T1"><text:line-break/></text:span><text:span text:style-name="T1">z całej sił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Sławić Cię będę</text:span><text:span text:style-name="T1"><text:line-break/></text:span><text:span text:style-name="T1">za Twe dzieła,</text:span><text:span text:style-name="T1"><text:line-break/></text:span><text:span text:style-name="T1">będę Ci śpiewał</text:span><text:span text:style-name="T1"><text:line-break/></text:span><text:span text:style-name="T1">z całej sił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łogosławić będę</text:span><text:span text:style-name="T1"><text:line-break/></text:span><text:span text:style-name="T1">Twoje Imię</text:span><text:span text:style-name="T1"><text:line-break/></text:span><text:span text:style-name="T1">Jest miłosierny,</text:span><text:span text:style-name="T1"><text:line-break/></text:span><text:span text:style-name="T1">Pan Zastępów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Moc Jego ramienia</text:span><text:span text:style-name="T1"><text:line-break/></text:span><text:span text:style-name="T1">nad swym ludem.</text:span><text:span text:style-name="T1"><text:line-break/></text:span><text:span text:style-name="T1">Pan,</text:span><text:span text:style-name="T1"><text:line-break/></text:span><text:span text:style-name="T1">mój Zbawc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9-05-23T18:17:04</meta:creation-date>
    <dc:date>2014-01-17T20:45:21.42</dc:date>
    <dc:language>pl-PL</dc:language>
    <meta:editing-cycles>4</meta:editing-cycles>
    <meta:editing-duration>PT4M51S</meta:editing-duration>
    <meta:document-statistic meta:object-count="33"/>
    <meta:user-defined meta:name="Info 1"/>
    <meta:user-defined meta:name="Info 2"/>
    <meta:user-defined meta:name="Info 3"/>
    <meta:user-defined meta:name="Info 4"/>
  </office:meta>
</office:document-meta>
</file>